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8cm" draw:marker-end="線條箭頭_20_3" draw:marker-end-width="0.458cm" draw:fill="none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867cm"/>
      <style:paragraph-properties style:writing-mode="lr-tb"/>
    </style:style>
    <style:style style:name="gr4" style:family="graphic" style:parent-style-name="standard">
      <style:graphic-properties svg:stroke-width="0.106cm" draw:marker-start-width="0.359cm" draw:marker-end-width="0.359cm" draw:fill="solid" draw:fill-color="#2a6099" draw:textarea-horizontal-align="justify" draw:textarea-vertical-align="middle" draw:auto-grow-height="false" fo:min-height="0.706cm" fo:min-width="0.456cm" fo:padding-top="0.178cm" fo:padding-bottom="0.178cm" fo:padding-left="0.303cm" fo:padding-right="0.303cm"/>
      <style:paragraph-properties style:writing-mode="lr-tb"/>
    </style:style>
    <style:style style:name="gr5" style:family="graphic" style:parent-style-name="standard">
      <style:graphic-properties svg:stroke-width="0.106cm" svg:stroke-color="#ff4000" draw:marker-start-width="0.359cm" draw:marker-end-width="0.359cm" draw:fill="solid" draw:fill-color="#ff4000" draw:textarea-horizontal-align="justify" draw:textarea-vertical-align="middle" draw:auto-grow-height="false" fo:min-height="0.706cm" fo:min-width="0.456cm" fo:padding-top="0.178cm" fo:padding-bottom="0.178cm" fo:padding-left="0.303cm" fo:padding-right="0.303cm"/>
      <style:paragraph-properties style:writing-mode="lr-tb"/>
    </style:style>
    <style:style style:name="gr6" style:family="graphic" style:parent-style-name="standard">
      <style:graphic-properties svg:stroke-width="0.106cm" svg:stroke-color="#333333" draw:marker-start-width="0.359cm" draw:marker-end-width="0.359cm" draw:fill="solid" draw:fill-color="#333333" draw:textarea-horizontal-align="justify" draw:textarea-vertical-align="middle" draw:auto-grow-height="false" fo:min-height="0.706cm" fo:min-width="0.456cm" fo:padding-top="0.178cm" fo:padding-bottom="0.178cm" fo:padding-left="0.303cm" fo:padding-right="0.30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87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595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0.869cm"/>
      <style:paragraph-properties style:writing-mode="lr-tb"/>
    </style:style>
    <style:style style:name="gr11" style:family="graphic" style:parent-style-name="objectwithoutfill">
      <style:graphic-properties draw:stroke="solid" draw:stroke-dash="Long_20_Dash" svg:stroke-width="0.035cm" svg:stroke-color="#00a933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2" style:family="graphic" style:parent-style-name="objectwithoutfill">
      <style:graphic-properties draw:stroke="solid" draw:stroke-dash="Long_20_Dash" svg:stroke-width="0.035cm" svg:stroke-color="#800080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3" style:family="graphic" style:parent-style-name="standard">
      <style:graphic-properties svg:stroke-width="0.106cm" svg:stroke-color="#158466" draw:marker-start-width="0.359cm" draw:marker-end-width="0.359cm" draw:fill="solid" draw:fill-color="#158466" draw:textarea-horizontal-align="justify" draw:textarea-vertical-align="middle" draw:auto-grow-height="false" fo:min-height="0.706cm" fo:min-width="0.456cm" fo:padding-top="0.178cm" fo:padding-bottom="0.178cm" fo:padding-left="0.303cm" fo:padding-right="0.303cm"/>
      <style:paragraph-properties style:writing-mode="lr-tb"/>
    </style:style>
    <style:style style:name="gr14" style:family="graphic" style:parent-style-name="standard">
      <style:graphic-properties svg:stroke-color="#158466" draw:fill-color="#dee7e5" draw:textarea-vertical-align="middle" draw:auto-grow-height="false" fo:min-height="0.751cm" fo:min-width="0.75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000000" loext:opacity="100%"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="solid" draw:fill-color="#2a6099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="solid" draw:fill-color="#ff4000"/>
      <style:paragraph-properties fo:text-align="center" style:writing-mode="lr-tb"/>
      <style:text-properties fo:font-weight="bold" style:font-weight-asian="bold" style:font-weight-complex="bold"/>
    </style:style>
    <style:style style:name="P6" style:family="paragraph">
      <loext:graphic-properties draw:fill="solid" draw:fill-color="#333333"/>
      <style:paragraph-properties fo:text-align="center" style:writing-mode="lr-tb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8" style:family="paragraph">
      <style:paragraph-properties fo:text-align="center" style:writing-mode="lr-tb"/>
      <style:text-properties fo:color="#000000" loext:opacity="100%" fo:font-weight="bold" style:font-weight-asian="bold" style:font-weight-complex="bold"/>
    </style:style>
    <style:style style:name="P9" style:family="paragraph">
      <loext:graphic-properties draw:fill="solid" draw:fill-color="#ff4000"/>
      <style:paragraph-properties fo:text-align="center" style:writing-mode="lr-tb"/>
      <style:text-properties fo:color="#000000" loext:opacity="100%" fo:font-weight="bold" style:font-weight-asian="bold" style:font-weight-complex="bold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2pt" style:font-size-asian="22pt" style:font-size-complex="22pt"/>
    </style:style>
    <style:style style:name="P12" style:family="paragraph">
      <loext:graphic-properties draw:fill="solid" draw:fill-color="#158466"/>
      <style:paragraph-properties fo:text-align="center" style:writing-mode="lr-tb"/>
      <style:text-properties fo:font-weight="bold" style:font-weight-asian="bold" style:font-weight-complex="bold"/>
    </style:style>
    <style:style style:name="P13" style:family="paragraph">
      <loext:graphic-properties draw:fill-color="#dee7e5"/>
      <style:paragraph-properties fo:text-align="center"/>
    </style:style>
    <style:style style:name="T1" style:family="text">
      <style:text-properties fo:color="#000000" loext:opacity="100%" fo:font-size="22pt" fo:font-weight="bold" style:font-size-asian="22pt" style:font-weight-asian="bold" style:font-size-complex="2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000000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line draw:style-name="gr1" draw:text-style-name="P1" draw:layer="layout" svg:x1="1cm" svg:y1="28.7cm" svg:x2="28.7cm" svg:y2="28.7cm">
          <text:p/>
        </draw:line>
        <draw:line draw:style-name="gr1" draw:text-style-name="P1" draw:layer="layout" svg:x1="0.974cm" svg:y1="28.7cm" svg:x2="1cm" svg:y2="1cm">
          <text:p/>
        </draw:line>
        <draw:line draw:style-name="gr1" draw:text-style-name="P1" draw:layer="layout" svg:x1="0.987cm" svg:y1="28.727cm" svg:x2="28.7cm" svg:y2="1cm">
          <text:p/>
        </draw:line>
        <draw:frame draw:style-name="gr2" draw:text-style-name="P2" draw:layer="layout" svg:width="10cm" svg:height="1.987cm" svg:x="18.15cm" svg:y="28.65cm">
          <draw:text-box>
            <text:p><text:span text:style-name="T1">X-axis</text:span></text:p>
            <text:p><text:span text:style-name="T1">(Service level expansion)</text:span></text:p>
          </draw:text-box>
        </draw:frame>
        <draw:frame draw:style-name="gr2" draw:text-style-name="P2" draw:layer="layout" svg:width="7.45cm" svg:height="1.987cm" svg:x="22.75cm" svg:y="1.763cm">
          <draw:text-box>
            <text:p><text:span text:style-name="T1">Y-axis</text:span><text:span text:style-name="T1"><text:line-break/></text:span><text:span text:style-name="T1">(Data Partitioning)</text:span></text:p>
          </draw:text-box>
        </draw:frame>
        <draw:frame draw:style-name="gr3" draw:text-style-name="P2" draw:layer="layout" svg:width="11.9cm" svg:height="2.117cm" svg:x="1cm" svg:y="2.183cm">
          <draw:text-box>
            <text:p><text:span text:style-name="T1">Z-axis</text:span></text:p>
            <text:p><text:span text:style-name="T1">(Service Logic Partitioning)</text:span></text:p>
          </draw:text-box>
        </draw:frame>
        <draw:custom-shape draw:style-name="gr4" draw:text-style-name="P4" draw:layer="layout" svg:width="1.5cm" svg:height="1.5cm" svg:x="15.1cm" svg:y="27.1cm">
          <text:p text:style-name="P3"><text:span text:style-name="T2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5" draw:id="id5" draw:layer="layout" svg:width="1.5cm" svg:height="1.5cm" svg:x="21.3cm" svg:y="6.822cm">
          <text:p text:style-name="P3"><text:span text:style-name="T2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5cm" svg:height="1.5cm" svg:x="1cm" svg:y="8.75cm">
          <text:p text:style-name="P3"><text:span text:style-name="T2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6.95cm" svg:height="1.119cm" svg:x="12.8cm" svg:y="26.1cm">
          <draw:text-box>
            <text:p><text:span text:style-name="T3">Service Discovery</text:span></text:p>
          </draw:text-box>
        </draw:frame>
        <draw:custom-shape draw:style-name="gr4" draw:text-style-name="P4" draw:layer="layout" svg:width="1.5cm" svg:height="1.5cm" svg:x="19.801cm" svg:y="27.101cm">
          <text:p text:style-name="P3"><text:span text:style-name="T2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2cm" svg:height="1.119cm" svg:x="19.7cm" svg:y="26.101cm">
          <draw:text-box>
            <text:p><text:span text:style-name="T3">K8S</text:span></text:p>
          </draw:text-box>
        </draw:frame>
        <draw:custom-shape draw:style-name="gr4" draw:text-style-name="P4" xml:id="id3" draw:id="id3" draw:layer="layout" svg:width="1.5cm" svg:height="1.5cm" svg:x="9.401cm" svg:y="27.128cm">
          <text:p text:style-name="P3"><text:span text:style-name="T2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5.05cm" svg:height="1.119cm" svg:x="7.8cm" svg:y="26.128cm">
          <draw:text-box>
            <text:p><text:span text:style-name="T3">Redis cluster</text:span></text:p>
          </draw:text-box>
        </draw:frame>
        <draw:custom-shape draw:style-name="gr4" draw:text-style-name="P4" draw:layer="layout" svg:width="1.5cm" svg:height="1.5cm" svg:x="5.3cm" svg:y="27.127cm">
          <text:p text:style-name="P3"><text:span text:style-name="T2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4.25cm" svg:height="1.123cm" svg:x="3.9cm" svg:y="26.127cm">
          <draw:text-box>
            <text:p><text:span text:style-name="T3">Goroutine</text:span></text:p>
          </draw:text-box>
        </draw:frame>
        <draw:custom-shape draw:style-name="gr4" draw:text-style-name="P4" xml:id="id6" draw:id="id6" draw:layer="layout" svg:width="1.5cm" svg:height="1.5cm" svg:x="24.301cm" svg:y="27.155cm">
          <text:p text:style-name="P3"><text:span text:style-name="T2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6.85cm" svg:height="1.119cm" svg:x="21.9cm" svg:y="26.155cm">
          <draw:text-box>
            <text:p><text:span text:style-name="T3">Distributed Locks</text:span></text:p>
          </draw:text-box>
        </draw:frame>
        <draw:frame draw:style-name="gr7" draw:text-style-name="P7" draw:layer="layout" svg:width="6.55cm" svg:height="1.119cm" svg:x="20.2cm" svg:y="5.75cm">
          <draw:text-box>
            <text:p><text:span text:style-name="T3">Sharding of TiDB</text:span></text:p>
          </draw:text-box>
        </draw:frame>
        <draw:custom-shape draw:style-name="gr5" draw:text-style-name="P9" draw:layer="layout" svg:width="1.5cm" svg:height="1.5cm" svg:x="17.2cm" svg:y="11.25cm">
          <text:p text:style-name="P8"><text:span text:style-name="T4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9.25cm" svg:height="1.119cm" svg:x="13.5cm" svg:y="10.178cm">
          <draw:text-box>
            <text:p><text:span text:style-name="T3">MongoDB's Data Center</text:span></text:p>
          </draw:text-box>
        </draw:frame>
        <draw:custom-shape draw:style-name="gr5" draw:text-style-name="P5" draw:layer="layout" svg:width="1.5cm" svg:height="1.5cm" svg:x="3.8cm" svg:y="24.155cm">
          <text:p text:style-name="P3"><text:span text:style-name="T2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9.75cm" svg:height="1.119cm" svg:x="3.6cm" svg:y="23.083cm">
          <draw:text-box>
            <text:p><text:span text:style-name="T3">Normalization Partitioning</text:span></text:p>
          </draw:text-box>
        </draw:frame>
        <draw:custom-shape draw:style-name="gr5" draw:text-style-name="P5" draw:layer="layout" svg:width="1.5cm" svg:height="1.5cm" svg:x="9.15cm" svg:y="19.072cm">
          <text:p text:style-name="P3"><text:span text:style-name="T2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7.05cm" svg:height="1.119cm" svg:x="6.45cm" svg:y="18cm">
          <draw:text-box>
            <text:p><text:span text:style-name="T3">Hot and Cold Data</text:span></text:p>
          </draw:text-box>
        </draw:frame>
        <draw:custom-shape draw:style-name="gr5" draw:text-style-name="P5" xml:id="id2" draw:id="id2" draw:layer="layout" svg:width="1.5cm" svg:height="1.5cm" svg:x="13.45cm" svg:y="14.822cm">
          <text:p text:style-name="P3"><text:span text:style-name="T2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7.85cm" svg:height="1.119cm" svg:x="10.75cm" svg:y="13.75cm">
          <draw:text-box>
            <text:p><text:span text:style-name="T3">Redis as Middleware</text:span></text:p>
          </draw:text-box>
        </draw:frame>
        <draw:frame draw:style-name="gr7" draw:text-style-name="P7" draw:layer="layout" svg:width="13.5cm" svg:height="1.119cm" svg:x="1cm" svg:y="7.729cm">
          <draw:text-box>
            <text:p><text:span text:style-name="T3">The Service Decomposition of Kafka</text:span></text:p>
          </draw:text-box>
        </draw:frame>
        <draw:custom-shape draw:style-name="gr6" draw:text-style-name="P6" draw:layer="layout" svg:width="1.5cm" svg:height="1.5cm" svg:x="0.974cm" svg:y="12.578cm">
          <text:p text:style-name="P3"><text:span text:style-name="T2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4.526cm" svg:height="1.119cm" svg:x="0.974cm" svg:y="11.557cm">
          <draw:text-box>
            <text:p><text:span text:style-name="T3">Independent High Concurrent Services</text:span></text:p>
          </draw:text-box>
        </draw:frame>
        <draw:custom-shape draw:style-name="gr6" draw:text-style-name="P6" draw:layer="layout" svg:width="1.5cm" svg:height="1.5cm" svg:x="0.948cm" svg:y="16.806cm">
          <text:p text:style-name="P3"><text:span text:style-name="T2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1.052cm" svg:height="1.119cm" svg:x="0.948cm" svg:y="15.885cm">
          <draw:text-box>
            <text:p><text:span text:style-name="T3">Service read-write Separation</text:span></text:p>
          </draw:text-box>
        </draw:frame>
        <draw:custom-shape draw:style-name="gr6" draw:text-style-name="P6" xml:id="id4" draw:id="id4" draw:layer="layout" svg:width="1.5cm" svg:height="1.5cm" svg:x="1cm" svg:y="5cm">
          <text:p text:style-name="P3"><text:span text:style-name="T2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8.276cm" svg:height="1.119cm" svg:x="0.974cm" svg:y="4.057cm">
          <draw:text-box>
            <text:p><text:span text:style-name="T3">Data Stream of Kafka</text:span></text:p>
          </draw:text-box>
        </draw:frame>
        <draw:custom-shape draw:style-name="gr6" draw:text-style-name="P6" xml:id="id1" draw:id="id1" draw:layer="layout" svg:width="1.5cm" svg:height="1.5cm" svg:x="0.998cm" svg:y="22.121cm">
          <text:p text:style-name="P3"><text:span text:style-name="T2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1" draw:layer="layout" svg:width="10.252cm" svg:height="1.119cm" svg:x="0.998cm" svg:y="21cm">
          <draw:text-box>
            <text:p text:style-name="P10"><text:span text:style-name="T3">Mysql read-write Separation</text:span></text:p>
          </draw:text-box>
        </draw:frame>
        <draw:connector draw:style-name="gr11" draw:text-style-name="P1" draw:layer="layout" draw:type="curve" svg:x1="2.498cm" svg:y1="22.871cm" svg:x2="13.669cm" svg:y2="15.041cm" draw:start-shape="id1" draw:start-glue-point="10" draw:end-shape="id2" draw:end-glue-point="5" svg:d="M2498 22871c8215 0 2630-7830 11171-7830" svg:viewBox="0 0 11172 7831">
          <text:p/>
        </draw:connector>
        <draw:connector draw:style-name="gr11" draw:text-style-name="P1" draw:layer="layout" draw:type="curve" svg:x1="14.731cm" svg:y1="16.103cm" svg:x2="10.901cm" svg:y2="27.878cm" draw:start-shape="id2" draw:start-glue-point="9" draw:end-shape="id3" draw:end-glue-point="10" svg:d="M14731 16103c0 7850-1276 11775-3830 11775" svg:viewBox="0 0 3831 11776">
          <text:p/>
        </draw:connector>
        <draw:connector draw:style-name="gr12" draw:text-style-name="P1" draw:layer="layout" draw:type="curve" svg:x1="2.5cm" svg:y1="5.75cm" svg:x2="21.3cm" svg:y2="7.572cm" draw:start-shape="id4" draw:start-glue-point="10" draw:end-shape="id5" draw:end-glue-point="6" svg:d="M2500 5750c14101 0 4702 1822 18800 1822" svg:viewBox="0 0 18801 1823">
          <text:p/>
        </draw:connector>
        <draw:connector draw:style-name="gr12" draw:text-style-name="P1" draw:layer="layout" draw:type="curve" svg:x1="22.8cm" svg:y1="7.572cm" svg:x2="25.801cm" svg:y2="27.905cm" draw:start-shape="id5" draw:start-glue-point="10" draw:end-shape="id6" draw:end-glue-point="10" svg:d="M22800 7572c5332 0 3832 20333 3001 20333" svg:viewBox="0 0 3849 20334">
          <text:p/>
        </draw:connector>
        <draw:custom-shape draw:style-name="gr13" draw:text-style-name="P12" draw:layer="layout" svg:width="1.5cm" svg:height="1.5cm" svg:x="19.851cm" svg:y="20.873cm">
          <text:p text:style-name="P3"><text:span text:style-name="T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cm" svg:height="1cm" draw:transform="rotate (-2.30383461263252) translate (21.894cm 21.771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7" draw:text-style-name="P7" draw:layer="layout" svg:width="5.85cm" svg:height="1.119cm" svg:x="17.75cm" svg:y="19.751cm">
          <draw:text-box>
            <text:p><text:span text:style-name="T3">OpenTelemetr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線條箭頭_20_3" draw:display-name="線條箭頭 3" svg:viewBox="0 0 20 40" svg:d="M0 40l10-40 10 4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Noto Sans CJK TC" style:font-family-complex="'Noto Sans CJK T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2cm" fo:page-height="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6T19:16:54.969089766</meta:creation-date>
    <meta:generator>LibreOffice/7.0.4.2$Linux_X86_64 LibreOffice_project/00$Build-2</meta:generator>
    <dc:date>2023-06-07T14:43:56.682337497</dc:date>
    <meta:editing-duration>PT1H46M24S</meta:editing-duration>
    <meta:editing-cycles>18</meta:editing-cycles>
    <meta:document-statistic meta:object-count="43"/>
  </office:meta>
</office:document-meta>
</file>